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0e5e" officeooo:paragraph-rsid="00100e5e"/>
    </style:style>
    <style:style style:name="P2" style:family="paragraph" style:parent-style-name="Standard">
      <style:text-properties officeooo:rsid="001150b5" officeooo:paragraph-rsid="001150b5"/>
    </style:style>
    <style:style style:name="P3" style:family="paragraph" style:parent-style-name="Standard">
      <style:text-properties officeooo:rsid="00120ca0" officeooo:paragraph-rsid="001150b5"/>
    </style:style>
    <style:style style:name="P4" style:family="paragraph" style:parent-style-name="Standard">
      <style:text-properties officeooo:rsid="00120ca0" officeooo:paragraph-rsid="00120ca0"/>
    </style:style>
    <style:style style:name="P5" style:family="paragraph" style:parent-style-name="Standard">
      <style:text-properties officeooo:rsid="0012e94a" officeooo:paragraph-rsid="0012e94a"/>
    </style:style>
    <style:style style:name="P6" style:family="paragraph" style:parent-style-name="Standard">
      <style:text-properties fo:font-weight="bold" officeooo:rsid="00138066" officeooo:paragraph-rsid="00138066" style:font-weight-asian="bold" style:font-weight-complex="bold"/>
    </style:style>
    <style:style style:name="P7" style:family="paragraph" style:parent-style-name="Standard">
      <style:text-properties fo:font-weight="normal" officeooo:rsid="00138066" officeooo:paragraph-rsid="00138066" style:font-weight-asian="normal" style:font-weight-complex="normal"/>
    </style:style>
    <style:style style:name="T1" style:family="text">
      <style:text-properties officeooo:rsid="0012e94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8066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son 6: (networks)</text:p>
      <text:p text:style-name="P1"/>
      <text:p text:style-name="P1">Network: Series of nodes and edges</text:p>
      <text:p text:style-name="P1"/>
      <text:p text:style-name="P1">Representation: Adj. Matrix or List</text:p>
      <text:p text:style-name="P1"/>
      <text:p text:style-name="P2">App: Relationships</text:p>
      <text:p text:style-name="P3"/>
      <text:p text:style-name="P4">BeeSwarm <text:span text:style-name="T1">+ botplot overlay</text:span> &gt; boxplot always</text:p>
      <text:p text:style-name="P4">Force Directed Graphs</text:p>
      <text:p text:style-name="P5">Radial Arc</text:p>
      <text:p text:style-name="P5">Matrix: Good for small Networks, Organized by <text:span text:style-name="T2">Seriation algorithms </text:span><text:span text:style-name="T3">or Graph Prisims</text:span></text:p>
      <text:p text:style-name="P5"/>
      <text:p text:style-name="P6">Node-Trix:</text:p>
      <text:p text:style-name="P7"><text:tab/>If you have a large network, take sub networks to make a matrix and fill in as a directed graph</text:p>
      <text:p text:style-name="P5"/>
      <text:p text:style-name="P5">Design options:</text:p>
      <text:p text:style-name="P5"><text:tab/>Node: Color, Shape,Location,Size</text:p>
      <text:p text:style-name="P5"><text:tab/>Edge: <text:span text:style-name="T2">direction</text:span>/tapering, <text:span text:style-name="T2">color</text:span>/size, 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1T13:37:26.342460815</meta:creation-date>
    <dc:date>2019-02-11T16:42:49.153845289</dc:date>
    <meta:editing-duration>PT2H34M5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3" meta:word-count="69" meta:character-count="457" meta:non-whitespace-character-count="397"/>
  </office:meta>
</office:document-meta>
</file>